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200%" fo:text-align="start" style:justify-single-word="false"/>
      <style:text-properties officeooo:paragraph-rsid="0001fca9"/>
    </style:style>
    <style:style style:name="P2" style:family="paragraph" style:parent-style-name="Standard">
      <style:paragraph-properties fo:line-height="200%"/>
      <style:text-properties officeooo:rsid="0001fca9" officeooo:paragraph-rsid="0001fca9"/>
    </style:style>
    <style:style style:name="P3" style:family="paragraph" style:parent-style-name="Standard">
      <style:paragraph-properties fo:line-height="200%" fo:text-align="center" style:justify-single-word="false"/>
      <style:text-properties officeooo:rsid="0001fca9" officeooo:paragraph-rsid="0001fca9"/>
    </style:style>
    <style:style style:name="P4" style:family="paragraph" style:parent-style-name="Standard">
      <style:paragraph-properties fo:line-height="200%" fo:text-align="start" style:justify-single-word="false"/>
      <style:text-properties officeooo:rsid="0001fca9" officeooo:paragraph-rsid="0001fca9"/>
    </style:style>
    <style:style style:name="T1" style:family="text">
      <style:text-properties officeooo:rsid="0001fca9"/>
    </style:style>
    <style:style style:name="T2" style:family="text">
      <style:text-properties officeooo:rsid="00020a8c"/>
    </style:style>
    <style:style style:name="T3" style:family="text">
      <style:text-properties officeooo:rsid="0003e1c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atthew O’Connell</text:p>
      <text:p text:style-name="P2">Dr. Kulkarni</text:p>
      <text:p text:style-name="P2">ECE 4470 Computer Networks</text:p>
      <text:p text:style-name="P2">February 21, 2019</text:p>
      <text:p text:style-name="P3">Lab 2 Report - Introduction to UDP Sockets – A Simple File-Transfer Protocol</text:p>
      <text:p text:style-name="P4"><text:tab/>The purpose of this laboratory activity <text:span text:style-name="T2">was to gain an introductory level of familiarity with the concepts of network programming by developing client-side software for a UDP Datagram socket in the C programming language. Code to connect to the server and retrieve information about the intended file transfer was already provided, and included information about the file’s size, checksum, and name of the file. The goal of this laboratory was to finish the code such that the aforementioned file could be transferred from the server to our host machine in a complete manner using the UDP protocol.</text:span></text:p>
      <text:p text:style-name="P4"><text:tab/><text:span text:style-name="T3">The client code that I have written provides all functionality specified in the lab documentation. The connection to the server is successfully established, and the entirety of the file is able to be successfully sent to the host machine from the server. The result is output to a text file on the host machine’s storage in the same directory that the C code is running, so that the file persists on the machine once the transfer has ended and the program terminates. This file is able to be created anew if it does not yet exist on the host, or if it already does the program automatically overwrites this file with each new UDP transfer session. I have also implemented some small additional quality of life features to my software. I have written a function responsible for sorting the packets containing the contents of the file so that the data is printed to the file in the correct order each time, as I found that beforehand the contents would often be out of order and made reading through the poem quite challenging. Additionally, I have implemented a function which truncates the erroneous Unicode characters and data at the end of transmission so that the resulting file is clean, accurate, and perfectly human readable. Finally, I have ensured that the files are created in the expected directory entitled ‘data_files’, and if this directory does not exist on a user’s machine the program automatically creates it for them and then </text:span><text:soft-page-break/><text:span text:style-name="T3">places the files inside. I have tested my code with my own username and other made-up names of various lengths to ascertain different text files from the hashing function, and my program has proven to work as expected across multiple cases.</text:span></text:p>
      <text:p text:style-name="P1"><text:span text:style-name="T1"><text:tab/>The poem that I received for this lab was “The Road Not Taken” by Robert Frost. This poem is an allegory for making choices in life, particularly in areas going “off of the beaten path.” Frost’s message in this poem is that when faced with the difficult choice in life to do what everyone else has done or to follow a new path, the courageous decision to strike out on your own into the unknown is often the best one to make. Yet, even Frost himself displays some indecision about this topic. He states that he ruminated on his decision for some time, and even began doubting which path was less well trodden. Even once his decision is made, Frost still thinks if he will ever come back to that fork in the road to have the opportunity to explore the other path. This poem is a commentary on the nature of how humans make choices in life, and even ones with no obvious significance can have a lasting impac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9T21:02:49.820047059</meta:creation-date>
    <dc:date>2019-02-10T01:48:52.207794620</dc:date>
    <meta:editing-duration>PT3H44M19S</meta:editing-duration>
    <meta:editing-cycles>4</meta:editing-cycles>
    <meta:generator>LibreOffice/6.0.7.3$Linux_X86_64 LibreOffice_project/00m0$Build-3</meta:generator>
    <meta:document-statistic meta:table-count="0" meta:image-count="0" meta:object-count="0" meta:page-count="2" meta:paragraph-count="8" meta:word-count="579" meta:character-count="3341" meta:non-whitespace-character-count="2766"/>
  </office:meta>
</office:document-meta>
</file>